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reamForeignObject.getChildXML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eamForeignObject.getIntrinsicAlignment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reamForeignObject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reamForeignObject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eamForeignObjec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eamForeignObject.addChildNode( FO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eamForeignObject.InstreamForeignObjec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eamForeignObject.prepareIntrinsic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reamForeignObject.getIntrinsicWid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reamForeignObject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eamForeignObject.getIntrinsicHeigh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